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6.6931in" style:rel-width="100%" fo:margin-left="0in" style:page-number="auto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104d526" officeooo:paragraph-rsid="00632732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eac703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cbb4aa" style:font-name-asian="Arial1" style:font-size-asian="10pt" style:font-weight-asian="bold" style:font-name-complex="Arial1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cbb4aa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Preformatted_20_Text">
      <style:text-properties style:font-name="Arial" officeooo:paragraph-rsid="0020f236"/>
    </style:style>
    <style:style style:name="P4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7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76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4a48f"/>
    </style:style>
    <style:style style:name="T15" style:family="text">
      <style:text-properties officeooo:rsid="007255bf"/>
    </style:style>
    <style:style style:name="T16" style:family="text">
      <style:text-properties officeooo:rsid="007521b0"/>
    </style:style>
    <style:style style:name="T1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19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font-size="6pt" style:font-name-asian="Microsoft YaHei" style:font-size-asian="6pt" style:font-name-complex="Mangal" style:font-size-complex="6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officeooo:rsid="00b0a699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4" style:family="text">
      <style:text-properties style:font-size-asian="8.7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0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25"><text:text-input text:description="&lt;o.partner_id.street or ''&gt;">Partner street</text:text-input></text:p>
              <text:p text:style-name="P25"><text:text-input text:description="&lt;o.partner_id.zip or ''&gt;">ZipCode</text:text-input> <text:text-input text:description="&lt;o.partner_id.city or ''&gt;">City</text:text-input></text:p>
              <text:p text:style-name="P39"><text:text-input text:description="&lt;o.partner_id.country_id.name or ''&gt;">Country</text:text-input></text:p>
              <text:p text:style-name="P26"/>
              <text:p text:style-name="P26"/>
              <text:p text:style-name="P74"><text:span text:style-name="T43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3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2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76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24"/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0"><text:text-input text:description="&lt;if test=&quot;o.origin&quot;&gt;">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4" table:number-columns-spanned="2" office:value-type="string">
            <text:p text:style-name="P7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37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8"><text:text-input text:description="&lt;if test=&quot;o.description2&quot;&gt;">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4" table:number-columns-spanned="2" office:value-type="string">
            <text:p text:style-name="P1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29"><text:text-input text:description="&lt;/if&gt;">end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7"><text:bookmark-start text:name="__DdeLink__17995_786286549"/><text:span text:style-name="T15"><text:text-input text:description="&lt;_(&quot;Invoice number&quot;)&gt;">Invoice number</text:text-input></text:span><text:bookmark-end text:name="__DdeLink__17995_786286549"/><text:span text:style-name="T15">/</text:span><text:span text:style-name="T20"><text:text-input text:description="&lt;setLang(o.company_id.partner_id.lang or 'en_US')&gt;">set locale</text:text-input></text:span><text:span text:style-name="T15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4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6"/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span text:style-name="T27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5"><text:text-input text:description="&lt;_(&quot;UoM&quot;)&gt;">UoM</text:text-input></text:p>
          </table:table-cell>
          <table:table-cell table:style-name="Table3.B1" office:value-type="string">
            <text:p text:style-name="P4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2"><text:span text:style-name="T27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1"><text:text-input text:description="&lt;_(&quot;Qty&quot;)&gt;">Qty</text:text-input></text:p>
          </table:table-cell>
          <table:table-cell table:style-name="Table3.B2" office:value-type="string">
            <text:p text:style-name="P5"><text:text-input text:description="&lt;_(&quot;UoM&quot;)&gt;">UoM</text:text-input></text:p>
          </table:table-cell>
          <table:table-cell table:style-name="Table3.B2" office:value-type="string">
            <text:p text:style-name="P4"><text:text-input text:description="&lt;_(&quot;Unit price&quot;)&gt;">Unit price</text:text-input></text:p>
          </table:table-cell>
          <table:table-cell table:style-name="Table3.F2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3" table:number-columns-spanned="6" office:value-type="string">
            <text:p text:style-name="P12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B7" office:value-type="string">
            <text:p text:style-name="P58"><text:text-input text:description="&lt;if test=&quot;line.product_id.description&quot;&gt;">test_description</text:text-input></text:p>
            <text:p text:style-name="P15"><text:text-input text:description="&lt;line.product_id.description or ''&gt;">Product Name</text:text-input></text:p>
            <text:p text:style-name="P16"><text:text-input text:description="&lt;/if&gt;">end_test</text:text-input></text:p>
            <text:p text:style-name="P59"><text:text-input text:description="&lt;if test=&quot;line.name&quot;&gt;">test_name</text:text-input></text:p>
            <text:p text:style-name="P16"><text:text-input text:description="&lt;line.name or ''&gt;">line_description</text:text-input></text:p>
            <text:p text:style-name="P16"><text:text-input text:description="&lt;/if&gt;">end_test</text:text-input></text:p>
          </table:table-cell>
          <table:table-cell table:style-name="Table3.B7" office:value-type="string">
            <text:p text:style-name="P70"><text:text-input text:description="&lt;formatLang(line.quantity, digits=2) or ''&gt;">qty</text:text-input></text:p>
          </table:table-cell>
          <table:table-cell table:style-name="Table3.B7" office:value-type="string">
            <text:p text:style-name="P71"><text:text-input text:description="&lt; (line.uom_id.name) or ''&gt;">uom2</text:text-input></text:p>
          </table:table-cell>
          <table:table-cell table:style-name="Table3.B7" office:value-type="string">
            <text:p text:style-name="P57"><text:text-input text:description="&lt;formatLang(line.price_unit, digits=2) or ''&gt;">Price unit</text:text-input></text:p>
          </table:table-cell>
          <table:table-cell table:style-name="Table3.F7" office:value-type="string">
            <text:p text:style-name="P57"><text:text-input text:description="&lt;formatLang(line.price_unit*line.quantity,digits=2) or ''&gt;">price_unit</text:text-input></text:p>
          </table:table-cell>
        </table:table-row>
        <table:table-row>
          <table:table-cell table:style-name="Table3.A8" table:number-columns-spanned="6" office:value-type="string">
            <text:p text:style-name="P1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<text:span text:style-name="T19"><text:text-input text:description="&lt;setLang(o.partner_id.lang or 'en_US')&gt;">set locale</text:text-input></text:span><text:span text:style-name="T13"><text:text-input text:description="&lt;_(&quot;TOTAL&quot;)&gt;">TOTAL</text:text-input></text:span><text:span text:style-name="T13">:</text:span></text:p>
            <text:p text:style-name="P20"><text:span text:style-name="T19"><text:text-input text:description="&lt;setLang(o.company_id.partner_id.lang or 'en_US')&gt;">set locale</text:text-input></text:span><text:span text:style-name="T13"><text:text-input text:description="&lt;_(&quot;TOTAL&quot;)&gt;">TOTAL</text:text-input></text:span><text:span text:style-name="T13">:</text:span></text:p>
          </table:table-cell>
          <table:table-cell table:style-name="Table6.B1" office:value-type="string">
            <text:p text:style-name="P21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1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4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4"><text:span text:style-name="T18"><text:text-input text:description="&lt;setLang(o.partner_id.lang or 'en_US')&gt;">set locale</text:text-input></text:span><text:text-input text:description="&lt;_(&quot;Taxes&quot;)&gt;">_Taxes</text:text-input>/<text:span text:style-name="T1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45"><text:span text:style-name="T18"><text:text-input text:description="&lt;setLang(o.partner_id.lang or 'en_US')&gt;">set locale</text:text-input></text:span><text:text-input text:description="&lt;_(&quot;Base amount&quot;)&gt;">_Base amount</text:text-input>/<text:span text:style-name="T1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45"><text:span text:style-name="T18"><text:text-input text:description="&lt;setLang(o.partner_id.lang or 'en_US')&gt;">set locale</text:text-input></text:span><text:text-input text:description="&lt;_(&quot;Tax Amount&quot;)&gt;">_Tax Amount</text:text-input>/<text:span text:style-name="T1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49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table:number-columns-spanned="3" office:value-type="string">
            <text:p text:style-name="P4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office:value-type="string">
            <text:p text:style-name="P47"><text:span text:style-name="T1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4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0"/>
          </table:table-cell>
        </table:table-row>
        <table:table-row table:style-name="Table7.1">
          <table:table-cell table:style-name="Table7.D1" table:number-columns-spanned="3" office:value-type="string">
            <text:p text:style-name="P4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0"/>
          </table:table-cell>
        </table:table-row>
      </table:table>
      <text:p text:style-name="P3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/for&gt;">End For line</text:text-input></text:p>
          </table:table-cell>
        </table:table-row>
      </table:table>
      <text:p text:style-name="P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2"><text:text-input text:description="&lt;/if&gt;">endtest</text:text-input></text:p>
          </table:table-cell>
        </table:table-row>
      </table:table>
      <text:p text:style-name="P42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1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8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65"><text:text-input text:description="&lt;if test=&quot;o.date_due&quot; &gt;">if date_due</text:text-input></text:p>
            <text:p text:style-name="P18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18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19"><text:text-input text:description="&lt;for each=&quot;payment_line in o.payment_term.line_ids&quot;&gt;">For Payment Term</text:text-input></text:p>
            <text:p text:style-name="P1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3"><text:text-input text:description="&lt;/for&gt;">end For Payment Term</text:text-input></text:p>
            <text:p text:style-name="P18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66"><text:text-input text:description="&lt;/if&gt;">end if</text:text-input></text:p>
          </table:table-cell>
          <table:table-cell table:style-name="Table5.A1" office:value-type="string">
            <text:p text:style-name="P33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6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64"><text:text-input text:description="&lt;if test=&quot;o.partner_bank_id&quot;&gt;">if bank_account</text:text-input></text:p>
            <text:p text:style-name="P17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22"><text:text-input text:description="&lt;/if&gt;">end if</text:text-input></text:p>
          </table:table-cell>
          <table:table-cell table:style-name="Table5.A1" office:value-type="string">
            <text:p text:style-name="P33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2"><text:text-input text:description="&lt;if test=&quot;o.partner_bank_id&quot;&gt;">if test</text:text-input></text:p>
            <text:p text:style-name="P62"><text:text-input text:description="&lt;_(&quot;IBAN:&quot;)&gt;">_IBAN</text:text-input> <text:text-input text:description="&lt;o.partner_bank_id.acc_number or ''&gt;">bank_acc_number</text:text-input></text:p>
            <text:p text:style-name="P53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3"><text:text-input text:description="&lt;/if&gt;">end test</text:text-input> </text:p>
            <text:p text:style-name="P63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68"/>
          </table:table-cell>
          <table:covered-table-cell/>
        </table:table-row>
        <table:table-row table:style-name="Table5.6">
          <table:table-cell table:style-name="Table5.A1" office:value-type="string">
            <text:p text:style-name="P9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6"><text:span text:style-name="T38"><text:text-input text:description="&lt;company.partner_id.user_id.name or ''&gt;">cumpany_user</text:text-input></text:span><text:span text:style-name="T38">, </text:span><text:span text:style-name="T37"><text:text-input text:description="&lt;_(&quot;Director&quot;)&gt;">Director</text:text-input></text:span></text:p>
          </table:table-cell>
          <table:table-cell table:style-name="Table5.A1" office:value-type="string">
            <text:p text:style-name="P69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4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72">Vanja Trošelj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1T12:08:51.494155990</dc:date>
    <meta:editing-duration>P1DT17H3M12S</meta:editing-duration>
    <meta:editing-cycles>236</meta:editing-cycles>
    <meta:generator>LibreOffice/5.1.1.2$Linux_X86_64 LibreOffice_project/10m0$Build-2</meta:generator>
    <meta:document-statistic meta:table-count="7" meta:image-count="0" meta:object-count="0" meta:page-count="2" meta:paragraph-count="83" meta:word-count="613" meta:character-count="1990" meta:non-whitespace-character-count="1855"/>
  </office:meta>
</office:document-meta>
</file>